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4B00000052D5BB1D097.png"/>
  <manifest:file-entry manifest:media-type="image/png" manifest:full-path="Pictures/10000000000004B000000674DEC0B577.png"/>
  <manifest:file-entry manifest:media-type="image/png" manifest:full-path="Pictures/100000000000049D0000012773A6D655.png"/>
  <manifest:file-entry manifest:media-type="image/png" manifest:full-path="Pictures/1000000000000664000005DCE2408E3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Table1" style:family="table">
      <style:table-properties style:width="16.907cm" fo:margin-left="0.037cm" fo:margin-right="0.056cm" table:align="margins"/>
    </style:style>
    <style:style style:name="Table1.A" style:family="table-column">
      <style:table-column-properties style:column-width="6.509cm" style:rel-column-width="3690*"/>
    </style:style>
    <style:style style:name="Table1.B" style:family="table-column">
      <style:table-column-properties style:column-width="5.398cm" style:rel-column-width="3060*"/>
    </style:style>
    <style:style style:name="Table1.C" style:family="table-column">
      <style:table-column-properties style:column-width="5.001cm" style:rel-column-width="2835*"/>
    </style:style>
    <style:style style:name="Table1.1" style:family="table-row">
      <style:table-row-properties style:min-row-height="3.99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P2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P3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P4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P5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P6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P7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9" style:family="paragraph" style:parent-style-name="Heading_20_4" style:master-page-name="TitlePage">
      <style:paragraph-properties style:page-number="auto"/>
    </style:style>
    <style:style style:name="T1" style:family="text">
      <style:text-properties fo:font-weight="bold" style:font-weight-asian="bold" style:font-size-complex="10pt"/>
    </style:style>
    <style:style style:name="T2" style:family="text">
      <style:text-properties fo:language="en" fo:country="US" fo:font-weight="bold" style:font-weight-asian="bold" style:font-size-complex="10pt"/>
    </style:style>
    <style:style style:name="T3" style:family="text">
      <style:text-properties style:font-size-complex="10pt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6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7" style:family="text">
      <style:text-properties style:use-window-font-color="true" fo:font-style="normal" style:font-style-asian="normal" style:font-style-complex="normal"/>
    </style:style>
    <style:style style:name="T8" style:family="text">
      <style:text-properties style:font-name="Arial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  <text:sequence-decl text:display-outline-level="0" text:name="Appendix"/>
      </text:sequence-decls>
      <text:list xml:id="list1767918188" text:style-name="Outline">
        <text:list-item>
          <text:list>
            <text:list-item>
              <text:list>
                <text:list-item>
                  <text:list>
                    <text:list-item>
                      <text:h text:style-name="P9" text:outline-level="4">Appendix <text:sequence text:ref-name="refAppendix0" text:name="Appendix" text:formula="ooow:Appendix+1" style:num-format="A">A</text:sequence>: <text:span text:style-name="Source_20_Text"><text:span text:style-name="T8">Element Types</text:span></text:span></text:h>
                    </text:list-item>
                  </text:list>
                </text:list-item>
              </text:list>
            </text:list-item>
          </text:list>
        </text:list-item>
      </text:list>
      <text:p text:style-name="appendix"><text:span text:style-name="Source_20_Text"><text:span text:style-name="T8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draw:frame draw:style-name="fr3" draw:name="graphics2" text:anchor-type="as-char" svg:width="3.544cm" svg:height="3.311cm" draw:z-index="0"><draw:image xlink:href="Pictures/10000000000004B00000052D5BB1D097.png" xlink:type="simple" xlink:show="embed" xlink:actuate="onLoad"/></draw:frame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draw:frame draw:style-name="fr3" draw:name="graphics5" text:anchor-type="as-char" svg:width="4.632cm" svg:height="4.246cm" draw:z-index="1"><draw:image xlink:href="Pictures/1000000000000664000005DCE2408E3E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<draw:frame draw:style-name="fr4" draw:name="graphics6" text:anchor-type="as-char" svg:width="4.438cm" svg:height="6.11cm" draw:z-index="2"><draw:image xlink:href="Pictures/10000000000004B000000674DEC0B577.png" xlink:type="simple" xlink:show="embed" xlink:actuate="onLoad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Andale Mono" svg:font-family="'Andale Mono'" style:font-adornments="Normal" style:font-pitch="fixed"/>
    <style:font-face style:name="Andale Mono1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2" style:font-size-asian="10.5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2cm" fo:margin-right="0cm" fo:margin-top="0.199cm" fo:margin-bottom="0cm" fo:line-height="130%" fo:text-align="justify" style:justify-single-word="false" fo:text-indent="0cm" style:auto-text-indent="false" style:page-number="auto"/>
      <style:text-properties style:font-name="Arial1" fo:font-size="10pt" style:font-size-asian="10.5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423cm" fo:margin-bottom="0.212cm" fo:keep-with-next="always">
        <style:tab-stops/>
      </style:paragraph-properties>
      <style:text-properties style:font-name="Arial" fo:font-size="14pt" style:font-name-asian="Arial2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Outline" style:class="text" style:master-page-name="">
      <style:paragraph-properties fo:margin-left="2cm" fo:margin-right="0cm" fo:margin-top="0.423cm" fo:margin-bottom="0.106cm" fo:text-indent="-2cm" style:auto-text-indent="false" style:page-number="auto" fo:break-before="page" fo:background-color="transparent" style:shadow="none" fo:keep-with-next="always">
        <style:tab-stops>
          <style:tab-stop style:position="2cm"/>
          <style:tab-stop style:position="2.76cm"/>
        </style:tab-stops>
        <style:background-image/>
      </style:paragraph-properties>
      <style:text-properties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521cm"/>
        </style:tab-stops>
      </style:paragraph-properties>
      <style:text-properties fo:font-size="12pt" fo:font-weight="bold" style:font-size-asian="12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  <style:tab-stop style:position="3.27cm"/>
        </style:tab-stops>
      </style:paragraph-properties>
      <style:text-properties fo:font-size="11pt" fo:font-weight="bold" style:font-size-asian="11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appendix" style:default-outline-level="4" style:list-style-name="Outline" style:class="text">
      <style:paragraph-properties fo:margin-left="2cm" fo:margin-right="0cm" fo:margin-top="0.423cm" fo:margin-bottom="0.106cm" fo:text-indent="-2cm" style:auto-text-indent="false" fo:keep-with-next="always">
        <style:tab-stops>
          <style:tab-stop style:position="2cm"/>
        </style:tab-stops>
      </style:paragraph-properties>
      <style:text-properties fo:font-size="14pt" fo:font-weight="bold" style:font-size-asian="10.5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tyle_20_Centered" style:display-name="Style Centered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size-complex="10pt"/>
    </style:style>
    <style:style style:name="Frame_20_contents" style:display-name="Frame contents" style:family="paragraph" style:parent-style-name="Text_20_body" style:class="extra">
      <style:paragraph-properties fo:margin-left="0.199cm" fo:margin-right="0.199cm" fo:margin-top="0.199cm" fo:margin-bottom="0.199cm" fo:text-indent="0cm" style:auto-text-indent="false"/>
      <style:text-properties fo:font-size="9pt" style:font-size-asian="10.5pt"/>
    </style:style>
    <style:style style:name="Contents_20_Heading" style:display-name="Contents Heading" style:family="paragraph" style:parent-style-name="Heading" style:default-outline-level="1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list-style-name="" style:class="index" style:master-page-name="">
      <style:paragraph-properties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3cm" fo:margin-right="0cm" fo:text-align="start" style:justify-single-word="false" fo:text-indent="-1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>
      <style:paragraph-properties fo:margin-left="0cm" fo:margin-right="0cm" fo:text-align="center" style:justify-single-word="false" fo:text-indent="0cm" style:auto-text-indent="false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.199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 style:next-style-name="Standard" style:class="text" style:master-page-name="">
      <style:paragraph-properties fo:text-align="start" style:justify-single-word="false" style:page-number="auto"/>
      <style:text-properties style:font-name="Andale Mono" fo:font-size="9pt" style:font-size-asian="10.5pt"/>
    </style:style>
    <style:style style:name="menu" style:family="paragraph" style:parent-style-name="Standard" style:next-style-name="Standard" style:class="text">
      <style:paragraph-properties fo:margin-left="2.499cm" fo:margin-right="0cm" fo:text-indent="0cm" style:auto-text-indent="false"/>
      <style:text-properties fo:color="#0000ff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appendix" style:family="paragraph" style:parent-style-name="Standard" style:class="text">
      <style:paragraph-properties fo:margin-left="0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Andale Mono1" style:font-name-asian="Andale Mono1" style:font-name-complex="Andale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size="6pt" style:font-size-asian="6pt" style:font-size-complex="6pt"/>
    </style:style>
    <style:style style:name="MP2" style:family="paragraph" style:parent-style-name="Header">
      <style:paragraph-properties fo:margin-left="0.319cm" fo:margin-right="0.079cm" fo:margin-top="0cm" fo:margin-bottom="0cm" fo:line-height="120%" fo:text-align="end" style:justify-single-word="false" fo:text-indent="0cm" style:auto-text-indent="false"/>
    </style:style>
    <style:style style:name="MP3" style:family="paragraph" style:parent-style-name="Footer">
      <style:paragraph-properties fo:margin-left="-0.026cm" fo:margin-right="0cm" fo:margin-top="0cm" fo:margin-bottom="0cm" fo:text-align="start" style:justify-single-word="false" fo:text-indent="0cm" style:auto-text-indent="false"/>
      <style:text-properties fo:font-size="8pt" style:font-size-asian="7pt" style:font-size-complex="8pt"/>
    </style:style>
    <style:style style:name="MP4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  <style:text-properties fo:font-weight="bold" style:font-weight-asian="bold" style:font-size-complex="10pt"/>
    </style:style>
    <style:style style:name="MP5" style:family="paragraph" style:parent-style-name="Header">
      <style:paragraph-properties fo:margin-left="0cm" fo:margin-right="0cm" fo:margin-top="0cm" fo:margin-bottom="0cm" fo:line-height="120%" fo:text-align="start" style:justify-single-word="false" fo:text-indent="0cm" style:auto-text-indent="false"/>
    </style:style>
    <style:style style:name="MP6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  <style:text-properties fo:font-weight="bold" style:font-weight-asian="bold" style:font-size-complex="10pt"/>
    </style:style>
    <style:style style:name="MP7" style:family="paragraph" style:parent-style-name="Header">
      <style:paragraph-properties fo:margin-left="0cm" fo:margin-right="0.079cm" fo:margin-top="0cm" fo:margin-bottom="0cm" fo:line-height="120%" fo:text-align="end" style:justify-single-word="false" fo:text-indent="0cm" style:auto-text-indent="false"/>
    </style:style>
    <style:style style:name="MT1" style:family="text">
      <style:text-properties fo:font-weight="bold" style:font-weight-asian="bold" style:font-size-complex="10pt"/>
    </style:style>
    <style:style style:name="MT2" style:family="text">
      <style:text-properties fo:language="en" fo:country="US" fo:font-weight="bold" style:font-weight-asian="bold" style:font-size-complex="10pt"/>
    </style:style>
    <style:style style:name="MT3" style:family="text">
      <style:text-properties style:font-size-complex="10pt"/>
    </style:style>
    <style:style style:name="MT4" style:family="text">
      <style:text-properties fo:color="#ff0000" fo:font-style="italic" style:font-style-asian="italic" style:font-style-complex="italic"/>
    </style:style>
    <style:style style:name="MT5" style:family="text">
      <style:text-properties fo:color="#ff0000" style:font-name="Arial" fo:font-size="10pt" fo:font-style="italic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MT6" style:family="text">
      <style:text-properties style:use-window-font-color="true" fo:font-style="normal" style:font-style-asian="normal" style:font-style-complex="normal"/>
    </style:style>
    <style:style style:name="MT7" style:family="text">
      <style:text-properties fo:color="#ff0000" style:font-name="Ari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-left="none" fo:border-right="none" fo:border-top="none" fo:border-bottom="0.002cm solid #000000" style:shadow="none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righ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8" style:page-usage="left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Frame1" text:anchor-type="paragraph" svg:width="16.999cm" style:rel-width="100%" draw:z-index="0"><draw:text-box fo:min-height="0.499cm"><text:p text:style-name="MP2"><draw:frame draw:style-name="Mfr2" draw:name="graphics1" text:anchor-type="paragraph" svg:x="0.079cm" svg:y="0.079cm" svg:width="5.2cm" svg:height="1.3cm" draw:z-index="0"><draw:image xlink:href="Pictures/100000000000049D0000012773A6D655.png" xlink:type="simple" xlink:show="embed" xlink:actuate="onLoad"/></draw:frame> <text:span text:style-name="MT1"><text:title>EngridManual</text:title></text:span><text:span text:style-name="MT1"> </text:span><text:span text:style-name="MT2"><text:line-break/> </text:span><text:span text:style-name="MT3"><text:initial-creator>Oliver Gloth</text:initial-creator></text:span><text:span text:style-name="MT3"> <text:line-break/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text:span text:style-name="MT3"> </text:span></text:p></draw:text-box></draw:frame> </text:p>
      </style:header>
      <style:footer>
        <text:p text:style-name="MP3"><text:span text:style-name="MT4"><text:user-defined text:name="confidential"/></text:span><text:span text:style-name="MT5"><text:tab/> <text:tab/> </text:span>page <text:page-number text:select-page="current"/> of <text:page-count>1</text:page-count> </text:p>
      </style:footer>
    </style:master-page>
    <style:master-page style:name="First_20_Page" style:display-name="First Page" style:page-layout-name="Mpm2" style:next-style-name="SecondPage"/>
    <style:master-page style:name="SecondPage" style:page-layout-name="Mpm3" style:next-style-name="Right_20_Page"/>
    <style:master-page style:name="HTML" style:page-layout-name="Mpm4"/>
    <style:master-page style:name="Right_20_Page" style:display-name="Right Page" style:page-layout-name="Mpm5" style:next-style-name="Left_20_Page">
      <style:header>
        <text:p text:style-name="MP4"><draw:frame draw:style-name="Mfr2" draw:name="graphics3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Left_20_Page" style:display-name="Left Page" style:page-layout-name="Mpm6" style:next-style-name="Right_20_Page">
      <style:header>
        <text:p text:style-name="MP6"><draw:frame draw:style-name="Mfr2" draw:name="graphics4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6"><text:page-count>1</text:page-count></text:span><text:span text:style-name="MT5"><text:tab/> <text:tab/></text:span><text:span text:style-name="MT7"><text:user-defined text:name="confidential"/></text:span></text:p>
      </style:footer>
    </style:master-page>
    <style:master-page style:name="StartRightPage" style:page-layout-name="Mpm7" style:next-style-name="StartLeftPage">
      <style:header>
        <text:p text:style-name="MP4"><draw:frame draw:style-name="Mfr2" draw:name="graphics9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StartLeftPage" style:page-layout-name="Mpm8" style:next-style-name="StartRightPage">
      <style:header>
        <text:p text:style-name="MP6"><draw:frame draw:style-name="Mfr2" draw:name="graphics8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6"><text:page-number text:select-page="current"/></text:span><text:span text:style-name="MT5"><text:tab/> <text:tab/></text:span><text:span text:style-name="MT7"><text:user-defined text:name="confidential"/></text:span></text:p>
      </style:footer>
    </style:master-page>
    <style:master-page style:name="RightPage" style:page-layout-name="Mpm5" style:next-style-name="LeftPage">
      <style:header>
        <text:p text:style-name="MP4"><draw:frame draw:style-name="Mfr2" draw:name="graphics10" text:anchor-type="paragraph" svg:x="11.949cm" svg:y="0.079cm" svg:width="5.2cm" svg:height="1.3cm" draw:z-index="0"><draw:image xlink:href="Pictures/100000000000049D0000012773A6D655.png" xlink:type="simple" xlink:show="embed" xlink:actuate="onLoad"/></draw:frame></text:p>
        <text:p text:style-name="MP4"><text:title>EngridManual</text:title></text:p>
        <text:p text:style-name="MP5"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4"><text:user-defined text:name="confidential"/></text:span><text:span text:style-name="MT5"><text:tab/> <text:tab/></text:span><text:page-number text:select-page="current"/></text:p>
      </style:footer>
    </style:master-page>
    <style:master-page style:name="LeftPage" style:page-layout-name="Mpm6" style:next-style-name="Right_20_Page">
      <style:header>
        <text:p text:style-name="MP6"><draw:frame draw:style-name="Mfr2" draw:name="graphics11" text:anchor-type="paragraph" svg:x="-0.132cm" svg:y="0.079cm" svg:width="5.2cm" svg:height="1.3cm" draw:z-index="0"><draw:image xlink:href="Pictures/100000000000049D0000012773A6D655.png" xlink:type="simple" xlink:show="embed" xlink:actuate="onLoad"/></draw:frame></text:p>
        <text:p text:style-name="MP7"><text:span text:style-name="MT1"><text:title>EngridManual</text:title></text:span><text:span text:style-name="MT2"><text:line-break/></text:span><text:span text:style-name="MT3">version: </text:span><text:span text:style-name="MT3"><text:user-defined text:name="version">1.1-draft</text:user-defined></text:span><text:span text:style-name="MT3"> , </text:span><text:span text:style-name="MT3"><text:date style:data-style-name="N75" text:date-value="2009-11-20T15:41:26.99">20 Nov 2009</text:date></text:span></text:p>
      </style:header>
      <style:footer>
        <text:p text:style-name="MP3"><text:span text:style-name="MT6"><text:page-number text:select-page="current"/></text:span><text:span text:style-name="MT5"><text:tab/> <text:tab/></text:span><text:span text:style-name="MT7"><text:user-defined text:name="confidential"/></text:span></text:p>
      </style:footer>
    </style:master-page>
    <style:master-page style:name="TitlePage" style:page-layout-name="Mpm2" style:next-style-name="CopyrightPage"/>
    <style:master-page style:name="CopyrightPage" style:page-layout-name="Mpm3" style:next-style-name="StartRight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7:39:47</meta:creation-date>
    <meta:generator>OpenOffice.org/3.1$Unix OpenOffice.org_project/310m21$Build-9319</meta:generator>
    <meta:editing-duration>PT03H27M19S</meta:editing-duration>
    <meta:editing-cycles>13</meta:editing-cycles>
    <dc:title>EngridManual</dc:title>
    <meta:initial-creator>Oliver Gloth</meta:initial-creator>
    <dc:date>2009-11-20T15:41:27</dc:date>
    <meta:document-statistic meta:table-count="1" meta:image-count="10" meta:object-count="0" meta:page-count="1" meta:paragraph-count="22" meta:word-count="59" meta:character-count="406"/>
    <meta:user-defined meta:name="confidential"/>
    <meta:user-defined meta:name="version">1.1-draft</meta:user-defined>
    <meta:user-defined meta:name="work_in_progress">This manual is very much a work in progress and does not claim to be ﬁnished, comprehensive, complete, or anything else. We hope that, even in this early stage, it offers a little help while using ENGRID!</meta:user-defined>
    <meta:template xlink:type="simple" xlink:actuate="onRequest" xlink:title="EngridManual" xlink:href="../../../.ooo3/user/template/EngridManual1.ott" meta:date="2009-11-19T17:39:47"/>
  </office:meta>
</office:document-meta>
</file>